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3">
      <style:paragraph-properties>
        <style:tab-stops>
          <style:tab-stop style:position="6.5311in" style:type="right" style:leader-style="dotted" style:leader-text="."/>
        </style:tab-stops>
      </style:paragraph-properties>
    </style:style>
    <style:style style:name="P3" style:family="paragraph" style:parent-style-name="Standard">
      <style:text-properties officeooo:rsid="000660bd" officeooo:paragraph-rsid="000660bd"/>
    </style:style>
    <style:style style:name="P4" style:family="paragraph" style:parent-style-name="Standard">
      <style:paragraph-properties fo:margin-left="0.4925in" fo:margin-right="0in" fo:text-indent="0in" style:auto-text-indent="false"/>
      <style:text-properties officeooo:rsid="000660bd" officeooo:paragraph-rsid="000660bd"/>
    </style:style>
    <style:style style:name="P5" style:family="paragraph" style:parent-style-name="Standard">
      <style:paragraph-properties fo:margin-left="0in" fo:margin-right="0in" fo:text-indent="0in" style:auto-text-indent="false"/>
      <style:text-properties officeooo:rsid="000660bd" officeooo:paragraph-rsid="000660bd"/>
    </style:style>
    <style:style style:name="P6" style:family="paragraph" style:parent-style-name="Standard">
      <style:paragraph-properties fo:text-align="center" style:justify-single-word="false"/>
      <style:text-properties officeooo:rsid="000660bd" officeooo:paragraph-rsid="000660bd"/>
    </style:style>
    <style:style style:name="P7" style:family="paragraph" style:parent-style-name="Standard">
      <style:paragraph-properties fo:margin-left="0.4925in" fo:margin-right="0in" fo:text-indent="0in" style:auto-text-indent="false"/>
      <style:text-properties officeooo:rsid="000660bd" officeooo:paragraph-rsid="000758c2"/>
    </style:style>
    <style:style style:name="P8" style:family="paragraph" style:parent-style-name="Standard">
      <style:paragraph-properties fo:margin-left="0.4925in" fo:margin-right="0in" fo:text-indent="0in" style:auto-text-indent="false"/>
      <style:text-properties officeooo:rsid="000660bd" officeooo:paragraph-rsid="0007abe7"/>
    </style:style>
    <style:style style:name="P9" style:family="paragraph" style:parent-style-name="Standard">
      <style:paragraph-properties fo:margin-left="0in" fo:margin-right="0in" fo:text-indent="0in" style:auto-text-indent="false"/>
      <style:text-properties officeooo:rsid="000660bd" officeooo:paragraph-rsid="0007abe7"/>
    </style:style>
    <style:style style:name="P10" style:family="paragraph" style:parent-style-name="Standard">
      <style:paragraph-properties fo:margin-left="0in" fo:margin-right="0in" fo:text-indent="0in" style:auto-text-indent="false"/>
      <style:text-properties officeooo:rsid="000660bd" officeooo:paragraph-rsid="00087bce"/>
    </style:style>
    <style:style style:name="P11"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12" style:family="paragraph" style:parent-style-name="Standard">
      <style:paragraph-properties fo:margin-left="0in" fo:margin-right="0in" fo:text-indent="0in" style:auto-text-indent="false"/>
      <style:text-properties officeooo:rsid="001a3517" officeooo:paragraph-rsid="000660bd"/>
    </style:style>
    <style:style style:name="P13" style:family="paragraph" style:parent-style-name="Standard">
      <style:paragraph-properties fo:margin-left="0in" fo:margin-right="0in" fo:text-indent="0in" style:auto-text-indent="false"/>
      <style:text-properties officeooo:rsid="001a3517" officeooo:paragraph-rsid="00087bce"/>
    </style:style>
    <style:style style:name="P14" style:family="paragraph" style:parent-style-name="Standard">
      <style:text-properties fo:font-weight="bold" officeooo:rsid="000660bd" officeooo:paragraph-rsid="000660bd" style:font-weight-asian="bold" style:font-weight-complex="bold"/>
    </style:style>
    <style:style style:name="P15"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7abe7" style:font-weight-asian="bold" style:font-weight-complex="bold"/>
    </style:style>
    <style:style style:name="P16" style:family="paragraph" style:parent-style-name="Standard">
      <style:text-properties fo:font-weight="bold" officeooo:rsid="000660bd" officeooo:paragraph-rsid="00087bce" style:font-weight-asian="bold" style:font-weight-complex="bold"/>
    </style:style>
    <style:style style:name="P17"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87bce" style:font-weight-asian="bold" style:font-weight-complex="bold"/>
    </style:style>
    <style:style style:name="P18"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87bce" style:font-weight-asian="bold" style:font-weight-complex="bold"/>
    </style:style>
    <style:style style:name="P19" style:family="paragraph" style:parent-style-name="Standard">
      <style:text-properties fo:font-weight="bold" officeooo:rsid="000758c2" officeooo:paragraph-rsid="000758c2" style:font-weight-asian="bold" style:font-weight-complex="bold"/>
    </style:style>
    <style:style style:name="P20" style:family="paragraph" style:parent-style-name="Standard">
      <style:paragraph-properties fo:margin-left="0.4925in" fo:margin-right="0in" fo:text-indent="0in" style:auto-text-indent="false"/>
      <style:text-properties fo:font-weight="bold" officeooo:rsid="000758c2" officeooo:paragraph-rsid="000758c2" style:font-weight-asian="bold" style:font-weight-complex="bold"/>
    </style:style>
    <style:style style:name="P21" style:family="paragraph" style:parent-style-name="Standard">
      <style:paragraph-properties fo:margin-left="0in" fo:margin-right="0in" fo:text-indent="0in" style:auto-text-indent="false"/>
      <style:text-properties fo:font-weight="bold" officeooo:rsid="000758c2" officeooo:paragraph-rsid="000758c2" style:font-weight-asian="bold" style:font-weight-complex="bold"/>
    </style:style>
    <style:style style:name="P22" style:family="paragraph" style:parent-style-name="Standard">
      <style:text-properties fo:font-weight="bold" officeooo:rsid="000758c2" officeooo:paragraph-rsid="00087bce" style:font-weight-asian="bold" style:font-weight-complex="bold"/>
    </style:style>
    <style:style style:name="P23" style:family="paragraph" style:parent-style-name="Standard">
      <style:paragraph-properties fo:margin-left="0in" fo:margin-right="0in" fo:text-indent="0in" style:auto-text-indent="false"/>
      <style:text-properties fo:font-weight="bold" officeooo:rsid="000758c2" officeooo:paragraph-rsid="00087bce" style:font-weight-asian="bold" style:font-weight-complex="bold"/>
    </style:style>
    <style:style style:name="P24" style:family="paragraph" style:parent-style-name="Standard">
      <style:paragraph-properties fo:margin-left="0.4925in" fo:margin-right="0in" fo:text-indent="0in" style:auto-text-indent="false"/>
      <style:text-properties fo:font-weight="bold" officeooo:rsid="00087bce" officeooo:paragraph-rsid="00087bce" style:font-weight-asian="bold" style:font-weight-complex="bold"/>
    </style:style>
    <style:style style:name="P25" style:family="paragraph" style:parent-style-name="Standard">
      <style:paragraph-properties fo:margin-left="0.4925in" fo:margin-right="0in" fo:text-indent="0in" style:auto-text-indent="false"/>
      <style:text-properties officeooo:rsid="00087bce" officeooo:paragraph-rsid="00087bce"/>
    </style:style>
    <style:style style:name="P26" style:family="paragraph" style:parent-style-name="Text_20_body">
      <style:text-properties officeooo:rsid="000660bd" officeooo:paragraph-rsid="000660bd"/>
    </style:style>
    <style:style style:name="P27" style:family="paragraph" style:parent-style-name="Text_20_body">
      <style:text-properties officeooo:rsid="000758c2" officeooo:paragraph-rsid="000758c2"/>
    </style:style>
    <style:style style:name="P28" style:family="paragraph" style:parent-style-name="Text_20_body">
      <style:text-properties officeooo:rsid="0007abe7" officeooo:paragraph-rsid="0007abe7"/>
    </style:style>
    <style:style style:name="T1" style:family="text">
      <style:text-properties fo:font-style="normal" style:font-style-asian="normal" style:font-style-complex="normal"/>
    </style:style>
    <style:style style:name="T2" style:family="text">
      <style:text-properties fo:font-style="normal" officeooo:rsid="001a3517" style:font-style-asian="normal" style:font-style-complex="normal"/>
    </style:style>
    <style:style style:name="T3" style:family="text">
      <style:text-properties fo:font-style="normal" officeooo:rsid="000758c2" style:font-style-asian="normal" style:font-style-complex="normal"/>
    </style:style>
    <style:style style:name="T4" style:family="text">
      <style:text-properties fo:font-style="normal" officeooo:rsid="0007abe7"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7abe7"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7abe7" style:font-weight-asian="normal" style:font-weight-complex="normal"/>
    </style:style>
    <style:style style:name="T9" style:family="text">
      <style:text-properties fo:font-weight="normal" officeooo:rsid="00087bce"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7abe7" style:font-style-asian="italic" style:font-weight-asian="normal" style:font-style-complex="italic" style:font-weight-complex="normal"/>
    </style:style>
    <style:style style:name="T12" style:family="text">
      <style:text-properties fo:font-style="italic" fo:font-weight="normal" officeooo:rsid="00087bce" style:font-style-asian="italic" style:font-weight-asian="normal" style:font-style-complex="italic" style:font-weight-complex="normal"/>
    </style:style>
    <style:style style:name="T13" style:family="text">
      <style:text-properties fo:font-weight="bold" officeooo:rsid="000660bd" style:font-weight-asian="bold" style:font-weight-complex="bold"/>
    </style:style>
    <style:style style:name="T14" style:family="text">
      <style:text-properties officeooo:rsid="0007abe7"/>
    </style:style>
    <style:style style:name="T15" style:family="text">
      <style:text-properties officeooo:rsid="00087bce"/>
    </style:style>
    <style:style style:name="T16" style:family="text">
      <style:text-properties officeooo:rsid="0008d1e3"/>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DOS/NET Reference Manual</text:p>
      <text:p text:style-name="P6"><text:date style:data-style-name="N41" text:date-value="2023-02-25T21:51:45.835715518">February 25, 2023</text:dat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2574_1034753722" text:style-name="Index_20_Link" text:visited-style-name="Index_20_Link">Introduction<text:tab/>1</text:a></text:p>
          <text:p text:style-name="P1"><text:a xlink:type="simple" xlink:href="#__RefHeading___Toc22576_1034753722" text:style-name="Index_20_Link" text:visited-style-name="Index_20_Link">More<text:tab/>1</text:a></text:p>
          <text:p text:style-name="P1"><text:a xlink:type="simple" xlink:href="#__RefHeading___Toc23682_1034753722" text:style-name="Index_20_Link" text:visited-style-name="Index_20_Link">Device Driver<text:tab/>1</text:a></text:p>
          <text:p text:style-name="P2"><text:a xlink:type="simple" xlink:href="#__RefHeading___Toc23684_1034753722" text:style-name="Index_20_Link" text:visited-style-name="Index_20_Link">Device Specific Functions<text:tab/>1</text:a></text:p>
          <text:p text:style-name="P1"><text:a xlink:type="simple" xlink:href="#__RefHeading___Toc23686_1034753722" text:style-name="Index_20_Link" text:visited-style-name="Index_20_Link">Network Messages<text:tab/>2</text:a></text:p>
        </text:index-body>
      </text:table-of-content>
      <text:p text:style-name="P3"/>
      <text:h text:style-name="Heading_20_2" text:outline-level="2"><text:bookmark-start text:name="__RefHeading___Toc22574_1034753722"/>Introduction<text:bookmark-end text:name="__RefHeading___Toc22574_1034753722"/></text:h>
      <text:p text:style-name="P3">This document describes details of an implementation of Networking on HDOS.</text:p>
      <text:h text:style-name="Heading_20_2" text:outline-level="2"><text:bookmark-start text:name="__RefHeading___Toc22576_1034753722"/>More<text:bookmark-end text:name="__RefHeading___Toc22576_1034753722"/></text:h>
      <text:h text:style-name="Heading_20_2" text:outline-level="2"><text:bookmark-start text:name="__RefHeading___Toc23682_1034753722"/>Device Driver<text:bookmark-end text:name="__RefHeading___Toc23682_1034753722"/></text:h>
      <text:p text:style-name="P26">The device driver, “NW”, uses the HDOS “non-directory” device flag to achieve a partial file-oriented interface. HDOS does not fully support all features desired for networked files and devices, so the “Device Specific Functions” interface is also used for additional features. The basic driver will intercept .OPEN, .CLOSE, .READ, and .WRITE system calls on networked files. This does not include .POSIT, .DELET, .RENAM, .CHFLG, or .LINK. Additional festures are added by special programs.</text:p>
      <text:p text:style-name="P28">The driver keeps a Network Configuration Table, similar to CP/NET except that it only maps 8 units (drives) and each unit’s entry is 4 bytes long. These mappings may be displayed using the NETSTAT.ABS utility <text:span text:style-name="T16">and altered using NETWORK.ABS</text:span>. The first byte of each entry is the remote server node ID, or 0ffh is it is not mapped. The next three bytes contain the device name and unit (in ASCII) on the remote server.</text:p>
      <text:h text:style-name="Heading_20_3" text:outline-level="3"><text:bookmark-start text:name="__RefHeading___Toc23684_1034753722"/>Device Specific Functions<text:bookmark-end text:name="__RefHeading___Toc23684_1034753722"/></text:h>
      <text:p text:style-name="P26">The following functions are added by calling the device driver entry with A=DC.DSF and C having the function number. Generally, this function number is the same as the corresponding HDOS system call. There are also some new functions added to support getting a directory listing.</text:p>
      <text:p text:style-name="P19"><text:span text:style-name="T7">C=</text:span>.CHFLG<text:span text:style-name="T7"> D=</text:span><text:span text:style-name="T10">bits</text:span><text:span text:style-name="T7"> E=</text:span><text:span text:style-name="T10">mask</text:span><text:span text:style-name="T7"> HL=</text:span><text:span text:style-name="T10">{def-blk, file-string}</text:span></text:p>
      <text:p text:style-name="P20"><text:span text:style-name="T7">Change the flags on the file. Not all flags are supported on the server. Write protect should always work. SYS may not if the server does not support additional permissions on files. </text:span><text:span text:style-name="T10">{def-blk, file-string}</text:span><text:span text:style-name="T7"> is an area that contains two addresses, first is the default block and second is the file string.</text:span></text:p>
      <text:p text:style-name="P21"><text:span text:style-name="T7"/></text:p>
      <text:p text:style-name="P22"><text:span text:style-name="T7">C=</text:span>.<text:span text:style-name="T15">POSIT</text:span><text:span text:style-name="T7"> </text:span><text:span text:style-name="T9">B=</text:span><text:span text:style-name="T12">channel</text:span><text:span text:style-name="T9"> </text:span><text:span text:style-name="T7">DE=</text:span><text:span text:style-name="T12">sector</text:span></text:p>
      <text:p text:style-name="P24"><text:span text:style-name="T7">Set the file pointer to </text:span><text:span text:style-name="T10">sector</text:span><text:span text:style-name="T7">. The channel must be for an open, networked file.</text:span></text:p>
      <text:p text:style-name="P23"><text:span text:style-name="T7"/></text:p>
      <text:p text:style-name="P17"><text:soft-page-break/><text:span text:style-name="T7">C=</text:span>.<text:span text:style-name="T14">RENAM</text:span><text:span text:style-name="T7"> </text:span><text:span text:style-name="T8">DE=</text:span><text:span text:style-name="T11">def-blk</text:span><text:span text:style-name="T8"> </text:span><text:span text:style-name="T7">HL=</text:span><text:span text:style-name="T11">{old-f</text:span><text:span text:style-name="T10">ile-s</text:span><text:span text:style-name="T11">tring, new-file-string}</text:span></text:p>
      <text:p text:style-name="P8"><text:span text:style-name="T4">Rename the</text:span><text:span text:style-name="T1"> file. .</text:span><text:span text:style-name="T4">DECODE will be applied to both <text:s/></text:span><text:span text:style-name="T11">old-f</text:span><text:span text:style-name="T10">ile-s</text:span><text:span text:style-name="T11">tring</text:span><text:span text:style-name="T6"> and </text:span><text:span text:style-name="T11">new-file-string</text:span><text:span text:style-name="T6"> and must describe a network device unit.</text:span></text:p>
      <text:p text:style-name="P9"><text:span text:style-name="T2"/></text:p>
      <text:p text:style-name="P15"><text:span text:style-name="T7">C=</text:span>.DELET<text:span text:style-name="T7"> HL=</text:span><text:span text:style-name="T10">file-spec</text:span></text:p>
      <text:p text:style-name="P4"><text:span text:style-name="T1">Delete file(s). </text:span><text:span text:style-name="T10">file-spec</text:span><text:span text:style-name="T1"> is similar to the results of the .DECODE system call, without the reserved fields, except that it may contain wildcards (‘*’ must be expanded to ‘?’).</text:span></text:p>
      <text:p text:style-name="P5"><text:span text:style-name="T2"/></text:p>
      <text:p text:style-name="P17"><text:span text:style-name="T7">C=</text:span>.<text:span text:style-name="T15">LINK</text:span><text:span text:style-name="T10"> </text:span><text:span text:style-name="T6">DE=</text:span><text:span text:style-name="T11">def-blk</text:span><text:span text:style-name="T6"> </text:span><text:span text:style-name="T5">HL=</text:span><text:span text:style-name="T12">f</text:span><text:span text:style-name="T10">ile-s</text:span><text:span text:style-name="T11">tring</text:span></text:p>
      <text:p text:style-name="P25"><text:span text:style-name="T1">This function is not implemented. It remains to be seen if it can be.</text:span></text:p>
      <text:p text:style-name="P10"><text:span text:style-name="T2"/></text:p>
      <text:p text:style-name="P16"><text:span text:style-name="T7">C=</text:span>11H<text:span text:style-name="T7"> DE=</text:span><text:span text:style-name="T10">buffer</text:span><text:span text:style-name="T7"> HL=</text:span><text:span text:style-name="T10">file-spec</text:span></text:p>
      <text:p text:style-name="P7"><text:span text:style-name="T1">Search First. </text:span><text:span text:style-name="T3">CY is set for errors, with A containing the error code (including EC.EOF). On success, </text:span><text:span text:style-name="T10">buffer</text:span><text:span text:style-name="T3"> will be filled with a 23-byte directory entry. This entry will differ from a local HDOS directory entry in that the DIR.FGN and DIR.LGN bytes will contain the size of the file in 256-byte sectors, little-endian (16-bit value). </text:span><text:span text:style-name="T10">file-spec</text:span><text:span text:style-name="T3"> is as specified for .DELET.</text:span></text:p>
      <text:p text:style-name="P12"><text:span text:style-name="T1"/></text:p>
      <text:p text:style-name="P14"><text:span text:style-name="T7">C=</text:span>12H<text:span text:style-name="T7"> DE=</text:span><text:span text:style-name="T10">buffer</text:span></text:p>
      <text:p text:style-name="P4"><text:span text:style-name="T1">Search Next. </text:span><text:span text:style-name="T3">Same results as for Search First.</text:span></text:p>
      <text:p text:style-name="P16"><text:span text:style-name="T7"/></text:p>
      <text:p text:style-name="P16"><text:span text:style-name="T7">C=</text:span><text:span text:style-name="T9">45</text:span>H</text:p>
      <text:p text:style-name="P25"><text:span text:style-name="T3">G</text:span><text:span text:style-name="T1">et Network Configuration Table. Returns HL=address of table.</text:span></text:p>
      <text:p text:style-name="P13"><text:span text:style-name="T1"/></text:p>
      <text:h text:style-name="Heading_20_2" text:outline-level="2"><text:bookmark-start text:name="__RefHeading___Toc23686_1034753722"/>Network Messages<text:bookmark-end text:name="__RefHeading___Toc23686_1034753722"/></text:h>
      <text:p text:style-name="P27">The network message format is similar to the CP/NET message format, except the format byte 10H is used for requests and 11H for responses.</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2-25T21:51:45.673917134</dc:date>
    <meta:editing-duration>PT10M38S</meta:editing-duration>
    <meta:editing-cycles>2</meta:editing-cycles>
    <meta:generator>LibreOffice/7.3.7.2$Linux_X86_64 LibreOffice_project/30$Build-2</meta:generator>
    <meta:document-statistic meta:table-count="0" meta:image-count="0" meta:object-count="0" meta:page-count="2" meta:paragraph-count="34" meta:word-count="489" meta:character-count="3073" meta:non-whitespace-character-count="2617"/>
  </office:meta>
</office:document-meta>
</file>